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811cm" svg:height="2.258cm" svg:x="1cm" svg:y="3.849cm">
          <draw:image xlink:href="../pngs/walden-set-C-c.png" xlink:type="simple" xlink:show="embed" xlink:actuate="onLoad">
            <text:p/>
          </draw:image>
        </draw:frame>
        <draw:frame draw:style-name="gr1" draw:text-style-name="P1" draw:layer="layout" svg:width="8.382cm" svg:height="2.686cm" svg:x="0.973cm" svg:y="0.996cm">
          <draw:image xlink:href="../pngs/walden-set-C-a.png" xlink:type="simple" xlink:show="embed" xlink:actuate="onLoad">
            <text:p/>
          </draw:image>
        </draw:frame>
        <draw:frame draw:style-name="gr1" draw:text-style-name="P1" draw:layer="layout" svg:width="5.822cm" svg:height="1.787cm" svg:x="9.61cm" svg:y="1.499cm">
          <draw:image xlink:href="../pngs/walden-set-C-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4.2$MacOSX_X86_64 LibreOffice_project/f99d75f39f1c57ebdd7ffc5f42867c12031db97a</meta:generator>
    <dc:date>2016-07-16T01:45:57.968874000</dc:date>
    <meta:editing-duration>PT14M5S</meta:editing-duration>
    <meta:editing-cycles>13</meta:editing-cycles>
    <meta:document-statistic meta:object-count="3"/>
  </office:meta>
</office:document-meta>
</file>